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Standard">&lt;html&gt;</text:p>
      <text:p text:style-name="Standard">&lt;head&gt;</text:p>
      <text:p text:style-name="Standard">&lt;title&gt;</text:p>
      <text:p text:style-name="Standard">&lt;b&gt;</text:p>
      <text:p text:style-name="Standard">&lt;maria's practice page.&gt;</text:p>
      <text:p text:style-name="Standard">&lt;/b&gt;</text:p>
      <text:p text:style-name="Standard">&lt;/title&gt;</text:p>
      <text:p text:style-name="Standard">&lt;/head&gt;</text:p>
      <text:p text:style-name="Standard">&lt;body&gt;</text:p>
      <text:p text:style-name="Standard">&lt;today is march 27 of 2020.&lt;/body&gt;</text:p>
      <text:p text:style-name="Standard">&lt;/html&gt;</text:p>
      <text:p text:style-name="Standard">&lt;p&gt;I'm a westhills student here in lemoore ca.I am learning </text:p>
      <text:p text:style-name="Standard">Internet server side scripting.&lt;/p&gt;</text:p>
      <text:p text:style-name="Standard">&lt;/body&gt;</text:p>
      <text:p text:style-name="Standard">&lt;/html&gt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6" meta:word-count="36" meta:character-count="236" meta:non-whitespace-character-count="215"/>
    <meta:generator>LibreOfficeDev/6.0.5.2$Linux_X86_64 LibreOffice_project/</meta:generator>
  </office:meta>
</office:document-meta>
</file>